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7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3" style:family="paragraph" style:parent-style-name="Table_20_Contents">
      <style:text-properties officeooo:rsid="001bfdc6" officeooo:paragraph-rsid="001bfdc6"/>
    </style:style>
    <style:style style:name="P24" style:family="paragraph" style:parent-style-name="Table_20_Contents">
      <style:text-properties officeooo:rsid="001ce5eb" officeooo:paragraph-rsid="001ce5eb"/>
    </style:style>
    <style:style style:name="P25" style:family="paragraph" style:parent-style-name="Table_20_Contents">
      <style:text-properties officeooo:rsid="0020e66a" officeooo:paragraph-rsid="0020e66a"/>
    </style:style>
    <style:style style:name="P26" style:family="paragraph" style:parent-style-name="Table_20_Contents">
      <style:text-properties officeooo:rsid="0020e66a" officeooo:paragraph-rsid="002f44c1"/>
    </style:style>
    <style:style style:name="P27" style:family="paragraph" style:parent-style-name="Table_20_Contents">
      <style:text-properties officeooo:paragraph-rsid="001ce5eb"/>
    </style:style>
    <style:style style:name="P28" style:family="paragraph" style:parent-style-name="Table_20_Contents">
      <style:text-properties officeooo:rsid="001ce5eb" officeooo:paragraph-rsid="001ce5eb" fo:background-color="transparent"/>
    </style:style>
    <style:style style:name="P29" style:family="paragraph" style:parent-style-name="Table_20_Contents">
      <style:text-properties officeooo:rsid="002bb31e" officeooo:paragraph-rsid="002bb31e"/>
    </style:style>
    <style:style style:name="P30" style:family="paragraph" style:parent-style-name="Table_20_Contents">
      <style:text-properties officeooo:rsid="002c1bbf" officeooo:paragraph-rsid="002c1bbf"/>
    </style:style>
    <style:style style:name="P31" style:family="paragraph" style:parent-style-name="Table_20_Contents">
      <style:text-properties officeooo:rsid="002da303" officeooo:paragraph-rsid="002da303"/>
    </style:style>
    <style:style style:name="P32" style:family="paragraph" style:parent-style-name="Table_20_Contents">
      <style:text-properties officeooo:rsid="002da303" officeooo:paragraph-rsid="0020e66a"/>
    </style:style>
    <style:style style:name="P33" style:family="paragraph" style:parent-style-name="Table_20_Contents">
      <style:text-properties officeooo:rsid="002f44c1" officeooo:paragraph-rsid="002f44c1"/>
    </style:style>
    <style:style style:name="P34" style:family="paragraph" style:parent-style-name="Table_20_Contents">
      <style:text-properties officeooo:rsid="00327015" officeooo:paragraph-rsid="00327015"/>
    </style:style>
    <style:style style:name="P35" style:family="paragraph" style:parent-style-name="Table_20_Contents">
      <style:text-properties officeooo:rsid="003355a3" officeooo:paragraph-rsid="003355a3"/>
    </style:style>
    <style:style style:name="P36" style:family="paragraph" style:parent-style-name="Table_20_Contents">
      <style:text-properties officeooo:rsid="003547a5" officeooo:paragraph-rsid="003547a5"/>
    </style:style>
    <style:style style:name="P37" style:family="paragraph" style:parent-style-name="Table_20_Contents">
      <style:text-properties officeooo:rsid="0039d373" officeooo:paragraph-rsid="0039d373"/>
    </style:style>
    <style:style style:name="P38" style:family="paragraph" style:parent-style-name="Table_20_Contents">
      <style:text-properties officeooo:rsid="003d3227" officeooo:paragraph-rsid="003d3227"/>
    </style:style>
    <style:style style:name="P39" style:family="paragraph" style:parent-style-name="Table_20_Contents">
      <style:text-properties officeooo:rsid="003e058c" officeooo:paragraph-rsid="003e058c"/>
    </style:style>
    <style:style style:name="P40" style:family="paragraph" style:parent-style-name="Table_20_Contents">
      <style:text-properties officeooo:rsid="003ef708" officeooo:paragraph-rsid="003ef708"/>
    </style:style>
    <style:style style:name="P41" style:family="paragraph" style:parent-style-name="Standard">
      <style:text-properties officeooo:rsid="001bfdc6" officeooo:paragraph-rsid="001bfdc6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e058c" officeooo:paragraph-rsid="004a2bd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e058c" officeooo:paragraph-rsid="004d7ee5" style:font-weight-asian="bold" style:font-weight-complex="bold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058c" officeooo:paragraph-rsid="004a2bdb"/>
    </style:style>
    <style:style style:name="P49" style:family="paragraph" style:parent-style-name="Table_20_Contents">
      <style:text-properties officeooo:rsid="003e058c" officeooo:paragraph-rsid="004d7ee5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4d7e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3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3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3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3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4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4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5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22">7</text:p>
          </table:table-cell>
          <table:table-cell table:style-name="Tabella1.A8" office:value-type="string">
            <text:p text:style-name="P28">Doodle for second weekly meeting</text:p>
          </table:table-cell>
          <table:table-cell table:style-name="Tabella1.A8" office:value-type="string">
            <text:p text:style-name="P21">08/11/2013</text:p>
          </table:table-cell>
          <table:table-cell table:style-name="Tabella1.D8" office:value-type="string">
            <text:p text:style-name="P28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4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3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4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4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3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3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3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3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3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3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3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3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5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5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4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4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5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5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4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4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9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3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3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3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3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9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9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9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9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9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0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5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0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5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4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7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4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7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1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1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5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5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3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3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3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3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1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6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3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4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31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2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5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5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1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1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3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3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3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3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31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31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36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36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31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31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7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7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7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37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37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37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37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7">Ghazaleh</text:p>
          </table:table-cell>
        </table:table-row>
        <table:table-row>
          <table:table-cell table:style-name="Tabella1.A8" office:value-type="string">
            <text:p text:style-name="P20">67</text:p>
          </table:table-cell>
          <table:table-cell table:style-name="Tabella1.A8" office:value-type="string">
            <text:p text:style-name="P37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37">Andrea + Dzana</text:p>
          </table:table-cell>
        </table:table-row>
        <table:table-row>
          <table:table-cell table:style-name="Tabella1.A25" office:value-type="string">
            <text:p text:style-name="P20">68</text:p>
          </table:table-cell>
          <table:table-cell table:style-name="Tabella1.A25" office:value-type="string">
            <text:p text:style-name="P37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37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37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20">70</text:p>
          </table:table-cell>
          <table:table-cell table:style-name="Tabella1.A8" office:value-type="string">
            <text:p text:style-name="P37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37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37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9" office:value-type="string">
            <text:p text:style-name="P16">7<text:span text:style-name="T17">3</text:span></text:p>
          </table:table-cell>
          <table:table-cell table:style-name="Tabella1.A29" office:value-type="string">
            <text:p text:style-name="P37">Alpha Prototype</text:p>
          </table:table-cell>
          <table:table-cell table:style-name="Tabella1.A29" office:value-type="string">
            <text:p text:style-name="P16">21/11/2013</text:p>
          </table:table-cell>
          <table:table-cell table:style-name="Tabella1.D29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9">74</text:p>
          </table:table-cell>
          <table:table-cell table:style-name="Tabella1.A8" office:value-type="string">
            <text:p text:style-name="P40">Minutes of Meeting</text:p>
          </table:table-cell>
          <table:table-cell table:style-name="Tabella1.A8" office:value-type="string">
            <text:p text:style-name="P19">22/11/2013</text:p>
          </table:table-cell>
          <table:table-cell table:style-name="Tabella1.D8" office:value-type="string">
            <text:p text:style-name="P40">Marko</text:p>
          </table:table-cell>
        </table:table-row>
        <table:table-row>
          <table:table-cell table:style-name="Tabella1.A76" office:value-type="string">
            <text:p text:style-name="P16">7<text:span text:style-name="T17">5</text:span></text:p>
          </table:table-cell>
          <table:table-cell table:style-name="Tabella1.A76" office:value-type="string">
            <text:p text:style-name="P37">Test <text:span text:style-name="T20">documentation for alpha prototype</text:span></text:p>
          </table:table-cell>
          <table:table-cell table:style-name="Tabella1.A76" office:value-type="string">
            <text:p text:style-name="P16">2<text:span text:style-name="T20">3/</text:span>11/2013</text:p>
          </table:table-cell>
          <table:table-cell table:style-name="Tabella1.D76" office:value-type="string">
            <text:p text:style-name="P37">Miraldi</text:p>
          </table:table-cell>
        </table:table-row>
        <table:table-row>
          <table:table-cell table:style-name="Tabella1.A29" office:value-type="string">
            <text:p text:style-name="P16">7<text:span text:style-name="T17">6</text:span></text:p>
          </table:table-cell>
          <table:table-cell table:style-name="Tabella1.A29" office:value-type="string">
            <text:p text:style-name="P37">Flowcharts for the algorithms to do all the calculations</text:p>
          </table:table-cell>
          <table:table-cell table:style-name="Tabella1.A29" office:value-type="string">
            <text:p text:style-name="P16">24/11/2013</text:p>
          </table:table-cell>
          <table:table-cell table:style-name="Tabella1.D29" office:value-type="string">
            <text:p text:style-name="P37">Ghazaleh</text:p>
          </table:table-cell>
        </table:table-row>
        <table:table-row>
          <table:table-cell table:style-name="Tabella1.A76" office:value-type="string">
            <text:p text:style-name="P17">7<text:span text:style-name="T17">7</text:span></text:p>
          </table:table-cell>
          <table:table-cell table:style-name="Tabella1.A76" office:value-type="string">
            <text:p text:style-name="P38">Fix Design Document</text:p>
          </table:table-cell>
          <table:table-cell table:style-name="Tabella1.A76" office:value-type="string">
            <text:p text:style-name="P17">24/11/2013</text:p>
          </table:table-cell>
          <table:table-cell table:style-name="Tabella1.D76" office:value-type="string">
            <text:p text:style-name="P38">Andrea + Lorenzo</text:p>
          </table:table-cell>
        </table:table-row>
        <table:table-row>
          <table:table-cell table:style-name="Tabella1.A76" office:value-type="string">
            <text:p text:style-name="P18">7<text:span text:style-name="T17">8</text:span></text:p>
          </table:table-cell>
          <table:table-cell table:style-name="Tabella1.A76" office:value-type="string">
            <text:p text:style-name="P39">Week Report</text:p>
          </table:table-cell>
          <table:table-cell table:style-name="Tabella1.A76" office:value-type="string">
            <text:p text:style-name="P18">24/11/2013</text:p>
          </table:table-cell>
          <table:table-cell table:style-name="Tabella1.D76" office:value-type="string">
            <text:p text:style-name="P39">All</text:p>
          </table:table-cell>
        </table:table-row>
        <table:table-row>
          <table:table-cell table:style-name="Tabella1.A76" office:value-type="string">
            <text:p text:style-name="P18">7<text:span text:style-name="T17">9</text:span></text:p>
          </table:table-cell>
          <table:table-cell table:style-name="Tabella1.A76" office:value-type="string">
            <text:p text:style-name="P39">Summary Week Report</text:p>
          </table:table-cell>
          <table:table-cell table:style-name="Tabella1.A76" office:value-type="string">
            <text:p text:style-name="P18">2<text:span text:style-name="T19">5</text:span>/11/2013</text:p>
          </table:table-cell>
          <table:table-cell table:style-name="Tabella1.D76" office:value-type="string">
            <text:p text:style-name="P39">Andrea</text:p>
          </table:table-cell>
        </table:table-row>
        <table:table-row>
          <table:table-cell table:style-name="Tabella1.A76" office:value-type="string">
            <text:p text:style-name="P44"><text:span text:style-name="T21">80</text:span></text:p>
          </table:table-cell>
          <table:table-cell table:style-name="Tabella1.A76" office:value-type="string">
            <text:p text:style-name="P47"><text:span text:style-name="T20">Quartz scheduler</text:span></text:p>
          </table:table-cell>
          <table:table-cell table:style-name="Tabella1.A76" office:value-type="string">
            <text:p text:style-name="P43"><text:span text:style-name="T20">25/11/2013</text:span></text:p>
          </table:table-cell>
          <table:table-cell table:style-name="Tabella1.D76" office:value-type="string">
            <text:p text:style-name="P47"><text:span text:style-name="T20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1</text:span></text:p>
          </table:table-cell>
          <table:table-cell table:style-name="Tabella1.A76" office:value-type="string">
            <text:p text:style-name="P47"><text:span text:style-name="T20">Meeting Agenda</text:span></text:p>
          </table:table-cell>
          <table:table-cell table:style-name="Tabella1.A76" office:value-type="string">
            <text:p text:style-name="P43"><text:span text:style-name="T20">25/11/201</text:span><text:span text:style-name="T21">3</text:span></text:p>
          </table:table-cell>
          <table:table-cell table:style-name="Tabella1.D76" office:value-type="string">
            <text:p text:style-name="P48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82</text:span></text:p>
          </table:table-cell>
          <table:table-cell table:style-name="Tabella1.A76" office:value-type="string">
            <text:p text:style-name="P48"><text:span text:style-name="T21">Group Meeting</text:span></text:p>
          </table:table-cell>
          <table:table-cell table:style-name="Tabella1.A76" office:value-type="string">
            <text:p text:style-name="P44"><text:span text:style-name="T21">25/11/2013</text:span></text:p>
          </table:table-cell>
          <table:table-cell table:style-name="Tabella1.D76" office:value-type="string">
            <text:p text:style-name="P48"><text:span text:style-name="T21">All</text:span></text:p>
          </table:table-cell>
        </table:table-row>
        <table:table-row>
          <table:table-cell table:style-name="Tabella1.A76" office:value-type="string">
            <text:p text:style-name="P44"><text:span text:style-name="T21">83</text:span></text:p>
          </table:table-cell>
          <table:table-cell table:style-name="Tabella1.A76" office:value-type="string">
            <text:p text:style-name="P48"><text:span text:style-name="T21">Minutes of Meeting</text:span></text:p>
          </table:table-cell>
          <table:table-cell table:style-name="Tabella1.A76" office:value-type="string">
            <text:p text:style-name="P44"><text:span text:style-name="T21">25/11/2013</text:span></text:p>
          </table:table-cell>
          <table:table-cell table:style-name="Tabella1.D76" office:value-type="string">
            <text:p text:style-name="P48"><text:span text:style-name="T21">Marko and/or Nikola</text:span></text:p>
          </table:table-cell>
        </table:table-row>
        <table:table-row>
          <table:table-cell table:style-name="Tabella1.A76" office:value-type="string">
            <text:p text:style-name="P44"><text:span text:style-name="T21">84</text:span></text:p>
          </table:table-cell>
          <table:table-cell table:style-name="Tabella1.A76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76" office:value-type="string">
            <text:p text:style-name="P43"><text:span text:style-name="T20">26/11/2013</text:span></text:p>
          </table:table-cell>
          <table:table-cell table:style-name="Tabella1.D76" office:value-type="string">
            <text:p text:style-name="P48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85</text:span></text:p>
          </table:table-cell>
          <table:table-cell table:style-name="Tabella1.A76" office:value-type="string">
            <text:p text:style-name="P48"><text:span text:style-name="T21">Meeting with Customers</text:span></text:p>
          </table:table-cell>
          <table:table-cell table:style-name="Tabella1.A76" office:value-type="string">
            <text:p text:style-name="P44"><text:span text:style-name="T21">26/11/2013</text:span></text:p>
          </table:table-cell>
          <table:table-cell table:style-name="Tabella1.D76" office:value-type="string">
            <text:p text:style-name="P48"><text:span text:style-name="T21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6</text:span></text:p>
          </table:table-cell>
          <table:table-cell table:style-name="Tabella1.A76" office:value-type="string">
            <text:p text:style-name="P48"><text:span text:style-name="T21">Customers Meeting Summary</text:span></text:p>
          </table:table-cell>
          <table:table-cell table:style-name="Tabella1.A76" office:value-type="string">
            <text:p text:style-name="P44"><text:span text:style-name="T21">26/11/2013</text:span></text:p>
          </table:table-cell>
          <table:table-cell table:style-name="Tabella1.D76" office:value-type="string">
            <text:p text:style-name="P48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87</text:span></text:p>
          </table:table-cell>
          <table:table-cell table:style-name="Tabella1.A76" office:value-type="string">
            <text:p text:style-name="P49"><text:span text:style-name="T22">Managing Meeting</text:span></text:p>
          </table:table-cell>
          <table:table-cell table:style-name="Tabella1.A76" office:value-type="string">
            <text:p text:style-name="P45"><text:span text:style-name="T22">26/11/2013</text:span></text:p>
          </table:table-cell>
          <table:table-cell table:style-name="Tabella1.D76" office:value-type="string">
            <text:p text:style-name="P49"><text:span text:style-name="T22">Andrea + Dzana</text:span></text:p>
          </table:table-cell>
        </table:table-row>
        <table:table-row>
          <table:table-cell table:style-name="Tabella1.A76" office:value-type="string">
            <text:p text:style-name="P44"><text:span text:style-name="T21">88</text:span></text:p>
          </table:table-cell>
          <table:table-cell table:style-name="Tabella1.A76" office:value-type="string">
            <text:p text:style-name="P48"><text:span text:style-name="T21">Meeting with supervisors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8"><text:span text:style-name="T21">Andrea + Lorenzo</text:span></text:p>
          </table:table-cell>
        </table:table-row>
        <table:table-row>
          <table:table-cell table:style-name="Tabella1.A76" office:value-type="string">
            <text:p text:style-name="P44"><text:span text:style-name="T21">89</text:span></text:p>
          </table:table-cell>
          <table:table-cell table:style-name="Tabella1.A76" office:value-type="string">
            <text:p text:style-name="P48"><text:span text:style-name="T21">Supervisors Meeting Summary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8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90</text:span></text:p>
          </table:table-cell>
          <table:table-cell table:style-name="Tabella1.A76" office:value-type="string">
            <text:p text:style-name="P48"><text:span text:style-name="T21">Finalize alpha prototype presentation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8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91</text:span></text:p>
          </table:table-cell>
          <table:table-cell table:style-name="Tabella1.A76" office:value-type="string">
            <text:p text:style-name="P48"><text:span text:style-name="T21">Upload presentation on FER site</text:span></text:p>
          </table:table-cell>
          <table:table-cell table:style-name="Tabella1.A76" office:value-type="string">
            <text:p text:style-name="P44"><text:span text:style-name="T21">27/11/2013</text:span></text:p>
          </table:table-cell>
          <table:table-cell table:style-name="Tabella1.D76" office:value-type="string">
            <text:p text:style-name="P48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92</text:span></text:p>
          </table:table-cell>
          <table:table-cell table:style-name="Tabella1.A76" office:value-type="string">
            <text:p text:style-name="P48"><text:span text:style-name="T21">Lecture Class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8"><text:span text:style-name="T21">All</text:span></text:p>
          </table:table-cell>
        </table:table-row>
        <table:table-row>
          <table:table-cell table:style-name="Tabella1.A76" office:value-type="string">
            <text:p text:style-name="P44"><text:span text:style-name="T21">93</text:span></text:p>
          </table:table-cell>
          <table:table-cell table:style-name="Tabella1.A76" office:value-type="string">
            <text:p text:style-name="P48"><text:span text:style-name="T21">Presentation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8"><text:span text:style-name="T21">Dzana + Nikola</text:span></text:p>
          </table:table-cell>
        </table:table-row>
        <table:table-row>
          <table:table-cell table:style-name="Tabella1.A76" office:value-type="string">
            <text:p text:style-name="P44"><text:span text:style-name="T21">94</text:span></text:p>
          </table:table-cell>
          <table:table-cell table:style-name="Tabella1.A76" office:value-type="string">
            <text:p text:style-name="P48"><text:span text:style-name="T21">Meeting Agenda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8"><text:span text:style-name="T21">Andrea</text:span></text:p>
          </table:table-cell>
        </table:table-row>
        <table:table-row>
          <table:table-cell table:style-name="Tabella1.A76" office:value-type="string">
            <text:p text:style-name="P44"><text:span text:style-name="T21">95</text:span></text:p>
          </table:table-cell>
          <table:table-cell table:style-name="Tabella1.A76" office:value-type="string">
            <text:p text:style-name="P48"><text:span text:style-name="T21">Group Meeting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8"><text:span text:style-name="T21">All</text:span></text:p>
          </table:table-cell>
        </table:table-row>
        <table:table-row>
          <table:table-cell table:style-name="Tabella1.A76" office:value-type="string">
            <text:p text:style-name="P45"><text:span text:style-name="T22">96</text:span></text:p>
          </table:table-cell>
          <table:table-cell table:style-name="Tabella1.A76" office:value-type="string">
            <text:p text:style-name="P48"><text:span text:style-name="T21">Minutes of Meeting</text:span></text:p>
          </table:table-cell>
          <table:table-cell table:style-name="Tabella1.A76" office:value-type="string">
            <text:p text:style-name="P44"><text:span text:style-name="T21">28/11/2013</text:span></text:p>
          </table:table-cell>
          <table:table-cell table:style-name="Tabella1.D76" office:value-type="string">
            <text:p text:style-name="P48"><text:span text:style-name="T21">Marko and/or Nikola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1T23:10:22.83</dc:date>
    <meta:editing-duration>PT1H47M12S</meta:editing-duration>
    <meta:editing-cycles>46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8" meta:word-count="753" meta:character-count="4760" meta:non-whitespace-character-count="4393"/>
  </office:meta>
</office:document-meta>
</file>